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412,253,809.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375,614,126.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345,495,615.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316,066,072.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346,528,329.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300,554,483.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250,680,845.7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231,489,270.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196,652,514.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187,820,464.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188,021,190.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149,146,423.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142,775,597.3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136,450,274.7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114,582,561.6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102,085,583.5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85,171,308.2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75,951,210.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N/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/00/0000</text:date>, <text:time style:data-style-name="N2" text:time-value="13:46:58.446958492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5T13:52:31.772948778</dc:date>
    <meta:editing-duration>PT5H44M37S</meta:editing-duration>
    <meta:editing-cycles>146</meta:editing-cycles>
    <meta:generator>LibreOffice/7.2.6.2$Linux_X86_64 LibreOffice_project/20$Build-2</meta:generator>
    <meta:document-statistic meta:table-count="1" meta:cell-count="48" meta:object-count="0"/>
  </office:meta>
</office:document-meta>
</file>